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officeooo:rsid="00216317" officeooo:paragraph-rsid="00216317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f0ee3"/>
    </style:style>
    <style:style style:name="T4" style:family="text">
      <style:text-properties officeooo:rsid="002163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5">Cur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4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<text:span text:style-name="T3">o del paciente al que se va a examin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3">Preparar lo necesario para la cura de un paciente y guarda los resultados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sanitario señala que va a <text:span text:style-name="T4">realizar una cura</text:span> al paciente y el tipo de <text:span text:style-name="T4">cura</text:span> que va a realizar. El sistema indica al sanitario qué material requiere y donde encontrarlo, y permite apuntar los resultados de la <text:span text:style-name="T4">cura</text:span>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15">Sanitario: indica que quiere <text:span text:style-name="T3">realizar una cura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3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3">pide para qué paciente quiere realizarla.</text:span></text:p>
          </table:table-cell>
        </table:table-row>
        <table:table-row table:style-name="Tabla4.1">
          <table:table-cell table:style-name="Tabla4.A4" office:value-type="string">
            <text:p text:style-name="P31">3</text:p>
          </table:table-cell>
          <table:table-cell table:style-name="Tabla4.B4" office:value-type="string">
            <text:p text:style-name="P15">Sanitario: <text:span text:style-name="T2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3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3">pide el tipo de cura.</text:span></text:p>
          </table:table-cell>
        </table:table-row>
        <table:table-row table:style-name="Tabla4.1">
          <table:table-cell table:style-name="Tabla4.A6" office:value-type="string">
            <text:p text:style-name="P34">5</text:p>
          </table:table-cell>
          <table:table-cell table:style-name="Tabla4.B6" office:value-type="string">
            <text:p text:style-name="P20">Sanitario: elige <text:span text:style-name="T3">el tipo de cura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3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3">muestra el material necesario y donde encontrarlo, y permite al sanitario apuntar los resultados de la cura.</text:span></text:p>
          </table:table-cell>
        </table:table-row>
        <table:table-row table:style-name="Tabla4.8">
          <table:table-cell table:style-name="Tabla4.A9" office:value-type="string">
            <text:p text:style-name="P34">7</text:p>
          </table:table-cell>
          <table:table-cell table:style-name="Tabla4.B9" office:value-type="string">
            <text:p text:style-name="P20">Sanitario: inserta información <text:span text:style-name="T3">sobre la cura.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4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0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9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9"/>
          </table:table-cell>
          <table:table-cell table:style-name="Tabla5.B4" office:value-type="string">
            <text:p text:style-name="P8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19:54:58.548952361</dc:date>
    <meta:editing-cycles>12</meta:editing-cycles>
    <meta:editing-duration>PT34M22S</meta:editing-duration>
    <meta:generator>LibreOffice/5.4.5.1$Linux_X86_64 LibreOffice_project/40m0$Build-1</meta:generator>
    <meta:document-statistic meta:table-count="7" meta:image-count="0" meta:object-count="0" meta:page-count="1" meta:paragraph-count="49" meta:word-count="181" meta:character-count="1071" meta:non-whitespace-character-count="935"/>
  </office:meta>
</office:document-meta>
</file>